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0744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7807in"/>
    </style:style>
    <style:style style:name="co8" style:family="table-column">
      <style:table-column-properties fo:break-before="auto" style:column-width="0.7035in"/>
    </style:style>
    <style:style style:name="co9" style:family="table-column">
      <style:table-column-properties fo:break-before="auto" style:column-width="1.0047in"/>
    </style:style>
    <style:style style:name="co10" style:family="table-column">
      <style:table-column-properties fo:break-before="auto" style:column-width="0.4874in"/>
    </style:style>
    <style:style style:name="co11" style:family="table-column">
      <style:table-column-properties fo:break-before="auto" style:column-width="6.9492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session</text:p>
          </table:table-cell>
          <table:table-cell office:value-type="string">
            <text:p>item</text:p>
          </table:table-cell>
          <table:table-cell office:value-type="string">
            <text:p>condition</text:p>
          </table:table-cell>
          <table:table-cell office:value-type="string">
            <text:p>instructions</text:p>
          </table:table-cell>
          <table:table-cell office:value-type="string">
            <text:p>practice</text:p>
          </table:table-cell>
          <table:table-cell office:value-type="string">
            <text:p>contextFileXX</text:p>
          </table:table-cell>
          <table:table-cell office:value-type="string">
            <text:p>contextFileNameXX</text:p>
          </table:table-cell>
          <table:table-cell office:value-type="string">
            <text:p>wavFile</text:p>
          </table:table-cell>
          <table:table-cell office:value-type="string">
            <text:p>wavFileName</text:p>
          </table:table-cell>
          <table:table-cell office:value-type="string">
            <text:p>conditionLabel</text:p>
          </table:table-cell>
          <table:table-cell office:value-type="string">
            <text:p>qType</text:p>
          </table:table-cell>
          <table:table-cell office:value-type="string">
            <text:p>question</text:p>
          </table:table-cell>
          <table:table-cell office:value-type="string">
            <text:p>design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2])" office:value-type="string" office:string-value="http://prosodylab.org/~chael/www/sounds/rhymePerception/1.B.mp3">
            <text:p>http://prosodylab.org/~chael/www/sounds/rhymePerception/1.B.mp3</text:p>
          </table:table-cell>
          <table:table-cell office:value-type="string">
            <text:p>1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3])" office:value-type="string" office:string-value="http://prosodylab.org/~chael/www/sounds/rhymePerception/1.G.mp3">
            <text:p>http://prosodylab.org/~chael/www/sounds/rhymePerception/1.G.mp3</text:p>
          </table:table-cell>
          <table:table-cell office:value-type="string">
            <text:p>1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4])" office:value-type="string" office:string-value="http://prosodylab.org/~chael/www/sounds/rhymePerception/1.I.mp3">
            <text:p>http://prosodylab.org/~chael/www/sounds/rhymePerception/1.I.mp3</text:p>
          </table:table-cell>
          <table:table-cell office:value-type="string">
            <text:p>1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5])" office:value-type="string" office:string-value="http://prosodylab.org/~chael/www/sounds/rhymePerception/2.B.mp3">
            <text:p>http://prosodylab.org/~chael/www/sounds/rhymePerception/2.B.mp3</text:p>
          </table:table-cell>
          <table:table-cell office:value-type="string">
            <text:p>2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6])" office:value-type="string" office:string-value="http://prosodylab.org/~chael/www/sounds/rhymePerception/2.G.mp3">
            <text:p>http://prosodylab.org/~chael/www/sounds/rhymePerception/2.G.mp3</text:p>
          </table:table-cell>
          <table:table-cell office:value-type="string">
            <text:p>2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7])" office:value-type="string" office:string-value="http://prosodylab.org/~chael/www/sounds/rhymePerception/2.I.mp3">
            <text:p>http://prosodylab.org/~chael/www/sounds/rhymePerception/2.I.mp3</text:p>
          </table:table-cell>
          <table:table-cell office:value-type="string">
            <text:p>2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8])" office:value-type="string" office:string-value="http://prosodylab.org/~chael/www/sounds/rhymePerception/3.B.mp3">
            <text:p>http://prosodylab.org/~chael/www/sounds/rhymePerception/3.B.mp3</text:p>
          </table:table-cell>
          <table:table-cell office:value-type="string">
            <text:p>3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9])" office:value-type="string" office:string-value="http://prosodylab.org/~chael/www/sounds/rhymePerception/3.G.mp3">
            <text:p>http://prosodylab.org/~chael/www/sounds/rhymePerception/3.G.mp3</text:p>
          </table:table-cell>
          <table:table-cell office:value-type="string">
            <text:p>3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0])" office:value-type="string" office:string-value="http://prosodylab.org/~chael/www/sounds/rhymePerception/3.I.mp3">
            <text:p>http://prosodylab.org/~chael/www/sounds/rhymePerception/3.I.mp3</text:p>
          </table:table-cell>
          <table:table-cell office:value-type="string">
            <text:p>3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1])" office:value-type="string" office:string-value="http://prosodylab.org/~chael/www/sounds/rhymePerception/4.B.mp3">
            <text:p>http://prosodylab.org/~chael/www/sounds/rhymePerception/4.B.mp3</text:p>
          </table:table-cell>
          <table:table-cell office:value-type="string">
            <text:p>4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2])" office:value-type="string" office:string-value="http://prosodylab.org/~chael/www/sounds/rhymePerception/4.G.mp3">
            <text:p>http://prosodylab.org/~chael/www/sounds/rhymePerception/4.G.mp3</text:p>
          </table:table-cell>
          <table:table-cell office:value-type="string">
            <text:p>4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3])" office:value-type="string" office:string-value="http://prosodylab.org/~chael/www/sounds/rhymePerception/4.I.mp3">
            <text:p>http://prosodylab.org/~chael/www/sounds/rhymePerception/4.I.mp3</text:p>
          </table:table-cell>
          <table:table-cell office:value-type="string">
            <text:p>4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4])" office:value-type="string" office:string-value="http://prosodylab.org/~chael/www/sounds/rhymePerception/5.B.mp3">
            <text:p>http://prosodylab.org/~chael/www/sounds/rhymePerception/5.B.mp3</text:p>
          </table:table-cell>
          <table:table-cell office:value-type="string">
            <text:p>5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5])" office:value-type="string" office:string-value="http://prosodylab.org/~chael/www/sounds/rhymePerception/5.G.mp3">
            <text:p>http://prosodylab.org/~chael/www/sounds/rhymePerception/5.G.mp3</text:p>
          </table:table-cell>
          <table:table-cell office:value-type="string">
            <text:p>5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6])" office:value-type="string" office:string-value="http://prosodylab.org/~chael/www/sounds/rhymePerception/5.I.mp3">
            <text:p>http://prosodylab.org/~chael/www/sounds/rhymePerception/5.I.mp3</text:p>
          </table:table-cell>
          <table:table-cell office:value-type="string">
            <text:p>5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7])" office:value-type="string" office:string-value="http://prosodylab.org/~chael/www/sounds/rhymePerception/6.B.mp3">
            <text:p>http://prosodylab.org/~chael/www/sounds/rhymePerception/6.B.mp3</text:p>
          </table:table-cell>
          <table:table-cell office:value-type="string">
            <text:p>6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8])" office:value-type="string" office:string-value="http://prosodylab.org/~chael/www/sounds/rhymePerception/6.G.mp3">
            <text:p>http://prosodylab.org/~chael/www/sounds/rhymePerception/6.G.mp3</text:p>
          </table:table-cell>
          <table:table-cell office:value-type="string">
            <text:p>6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9])" office:value-type="string" office:string-value="http://prosodylab.org/~chael/www/sounds/rhymePerception/6.I.mp3">
            <text:p>http://prosodylab.org/~chael/www/sounds/rhymePerception/6.I.mp3</text:p>
          </table:table-cell>
          <table:table-cell office:value-type="string">
            <text:p>6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0])" office:value-type="string" office:string-value="http://prosodylab.org/~chael/www/sounds/rhymePerception/7.B.mp3">
            <text:p>http://prosodylab.org/~chael/www/sounds/rhymePerception/7.B.mp3</text:p>
          </table:table-cell>
          <table:table-cell office:value-type="string">
            <text:p>7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1])" office:value-type="string" office:string-value="http://prosodylab.org/~chael/www/sounds/rhymePerception/7.G.mp3">
            <text:p>http://prosodylab.org/~chael/www/sounds/rhymePerception/7.G.mp3</text:p>
          </table:table-cell>
          <table:table-cell office:value-type="string">
            <text:p>7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2])" office:value-type="string" office:string-value="http://prosodylab.org/~chael/www/sounds/rhymePerception/7.I.mp3">
            <text:p>http://prosodylab.org/~chael/www/sounds/rhymePerception/7.I.mp3</text:p>
          </table:table-cell>
          <table:table-cell office:value-type="string">
            <text:p>7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3])" office:value-type="string" office:string-value="http://prosodylab.org/~chael/www/sounds/rhymePerception/8.B.mp3">
            <text:p>http://prosodylab.org/~chael/www/sounds/rhymePerception/8.B.mp3</text:p>
          </table:table-cell>
          <table:table-cell office:value-type="string">
            <text:p>8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4])" office:value-type="string" office:string-value="http://prosodylab.org/~chael/www/sounds/rhymePerception/8.G.mp3">
            <text:p>http://prosodylab.org/~chael/www/sounds/rhymePerception/8.G.mp3</text:p>
          </table:table-cell>
          <table:table-cell office:value-type="string">
            <text:p>8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5])" office:value-type="string" office:string-value="http://prosodylab.org/~chael/www/sounds/rhymePerception/8.I.mp3">
            <text:p>http://prosodylab.org/~chael/www/sounds/rhymePerception/8.I.mp3</text:p>
          </table:table-cell>
          <table:table-cell office:value-type="string">
            <text:p>8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6])" office:value-type="string" office:string-value="http://prosodylab.org/~chael/www/sounds/rhymePerception/9.B.mp3">
            <text:p>http://prosodylab.org/~chael/www/sounds/rhymePerception/9.B.mp3</text:p>
          </table:table-cell>
          <table:table-cell office:value-type="string">
            <text:p>9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7])" office:value-type="string" office:string-value="http://prosodylab.org/~chael/www/sounds/rhymePerception/9.G.mp3">
            <text:p>http://prosodylab.org/~chael/www/sounds/rhymePerception/9.G.mp3</text:p>
          </table:table-cell>
          <table:table-cell office:value-type="string">
            <text:p>9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8])" office:value-type="string" office:string-value="http://prosodylab.org/~chael/www/sounds/rhymePerception/9.I.mp3">
            <text:p>http://prosodylab.org/~chael/www/sounds/rhymePerception/9.I.mp3</text:p>
          </table:table-cell>
          <table:table-cell office:value-type="string">
            <text:p>9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9])" office:value-type="string" office:string-value="http://prosodylab.org/~chael/www/sounds/rhymePerception/10.B.mp3">
            <text:p>http://prosodylab.org/~chael/www/sounds/rhymePerception/10.B.mp3</text:p>
          </table:table-cell>
          <table:table-cell office:value-type="string">
            <text:p>10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0])" office:value-type="string" office:string-value="http://prosodylab.org/~chael/www/sounds/rhymePerception/10.G.mp3">
            <text:p>http://prosodylab.org/~chael/www/sounds/rhymePerception/10.G.mp3</text:p>
          </table:table-cell>
          <table:table-cell office:value-type="string">
            <text:p>10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1])" office:value-type="string" office:string-value="http://prosodylab.org/~chael/www/sounds/rhymePerception/10.I.mp3">
            <text:p>http://prosodylab.org/~chael/www/sounds/rhymePerception/10.I.mp3</text:p>
          </table:table-cell>
          <table:table-cell office:value-type="string">
            <text:p>10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2])" office:value-type="string" office:string-value="http://prosodylab.org/~chael/www/sounds/rhymePerception/11.B.mp3">
            <text:p>http://prosodylab.org/~chael/www/sounds/rhymePerception/11.B.mp3</text:p>
          </table:table-cell>
          <table:table-cell office:value-type="string">
            <text:p>11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3])" office:value-type="string" office:string-value="http://prosodylab.org/~chael/www/sounds/rhymePerception/11.G.mp3">
            <text:p>http://prosodylab.org/~chael/www/sounds/rhymePerception/11.G.mp3</text:p>
          </table:table-cell>
          <table:table-cell office:value-type="string">
            <text:p>11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4])" office:value-type="string" office:string-value="http://prosodylab.org/~chael/www/sounds/rhymePerception/11.I.mp3">
            <text:p>http://prosodylab.org/~chael/www/sounds/rhymePerception/11.I.mp3</text:p>
          </table:table-cell>
          <table:table-cell office:value-type="string">
            <text:p>11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5])" office:value-type="string" office:string-value="http://prosodylab.org/~chael/www/sounds/rhymePerception/12.B.mp3">
            <text:p>http://prosodylab.org/~chael/www/sounds/rhymePerception/12.B.mp3</text:p>
          </table:table-cell>
          <table:table-cell office:value-type="string">
            <text:p>12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6])" office:value-type="string" office:string-value="http://prosodylab.org/~chael/www/sounds/rhymePerception/12.G.mp3">
            <text:p>http://prosodylab.org/~chael/www/sounds/rhymePerception/12.G.mp3</text:p>
          </table:table-cell>
          <table:table-cell office:value-type="string">
            <text:p>12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7])" office:value-type="string" office:string-value="http://prosodylab.org/~chael/www/sounds/rhymePerception/12.I.mp3">
            <text:p>http://prosodylab.org/~chael/www/sounds/rhymePerception/12.I.mp3</text:p>
          </table:table-cell>
          <table:table-cell office:value-type="string">
            <text:p>12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8])" office:value-type="string" office:string-value="http://prosodylab.org/~chael/www/sounds/rhymePerception/13.B.mp3">
            <text:p>http://prosodylab.org/~chael/www/sounds/rhymePerception/13.B.mp3</text:p>
          </table:table-cell>
          <table:table-cell office:value-type="string">
            <text:p>13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9])" office:value-type="string" office:string-value="http://prosodylab.org/~chael/www/sounds/rhymePerception/13.G.mp3">
            <text:p>http://prosodylab.org/~chael/www/sounds/rhymePerception/13.G.mp3</text:p>
          </table:table-cell>
          <table:table-cell office:value-type="string">
            <text:p>13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0])" office:value-type="string" office:string-value="http://prosodylab.org/~chael/www/sounds/rhymePerception/13.I.mp3">
            <text:p>http://prosodylab.org/~chael/www/sounds/rhymePerception/13.I.mp3</text:p>
          </table:table-cell>
          <table:table-cell office:value-type="string">
            <text:p>13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1])" office:value-type="string" office:string-value="http://prosodylab.org/~chael/www/sounds/rhymePerception/14.B.mp3">
            <text:p>http://prosodylab.org/~chael/www/sounds/rhymePerception/14.B.mp3</text:p>
          </table:table-cell>
          <table:table-cell office:value-type="string">
            <text:p>14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2])" office:value-type="string" office:string-value="http://prosodylab.org/~chael/www/sounds/rhymePerception/14.G.mp3">
            <text:p>http://prosodylab.org/~chael/www/sounds/rhymePerception/14.G.mp3</text:p>
          </table:table-cell>
          <table:table-cell office:value-type="string">
            <text:p>14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3])" office:value-type="string" office:string-value="http://prosodylab.org/~chael/www/sounds/rhymePerception/14.I.mp3">
            <text:p>http://prosodylab.org/~chael/www/sounds/rhymePerception/14.I.mp3</text:p>
          </table:table-cell>
          <table:table-cell office:value-type="string">
            <text:p>14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4])" office:value-type="string" office:string-value="http://prosodylab.org/~chael/www/sounds/rhymePerception/15.B.mp3">
            <text:p>http://prosodylab.org/~chael/www/sounds/rhymePerception/15.B.mp3</text:p>
          </table:table-cell>
          <table:table-cell office:value-type="string">
            <text:p>15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5])" office:value-type="string" office:string-value="http://prosodylab.org/~chael/www/sounds/rhymePerception/15.G.mp3">
            <text:p>http://prosodylab.org/~chael/www/sounds/rhymePerception/15.G.mp3</text:p>
          </table:table-cell>
          <table:table-cell office:value-type="string">
            <text:p>15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6])" office:value-type="string" office:string-value="http://prosodylab.org/~chael/www/sounds/rhymePerception/15.I.mp3">
            <text:p>http://prosodylab.org/~chael/www/sounds/rhymePerception/15.I.mp3</text:p>
          </table:table-cell>
          <table:table-cell office:value-type="string">
            <text:p>15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dc:date>2014-08-26T12:54:00</dc:date>
    <meta:editing-duration>P0D</meta:editing-duration>
    <meta:editing-cycles>1</meta:editing-cycles>
    <meta:document-statistic meta:table-count="1" meta:cell-count="644" meta:object-count="0"/>
  </office:meta>
</office:document-meta>
</file>